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25-01-19 2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24-01-05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23-01-06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22-01-06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22-01-06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21-01-07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20-01-05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19-01-05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18-01-05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17-01-06 16:27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16-01-05 16:19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15-01-05 22:02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14-01-05 22:58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13-01-06 17:04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12-01-06 15:22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11-01-07 13:36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10-01-05 21:22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09-01-08 15:06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08-01-08 14:55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07-01-23 18:51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06-01-08 21:22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05-01-12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04-01-06 18:59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03-01-10 19:24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02-01-07 19:42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01-01-07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01-01-06 19:15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2000-01-07 20:06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1999-01-06 20:19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1998-01-07 21:35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1997-01-08 15:50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199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199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199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199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199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2100104801</text:p>
          </table:table-cell>
          <table:table-cell office:value-type="string" calcext:value-type="string">
            <text:p>199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